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"/>
    <style:font-face style:name="Liberation Serif1" svg:font-family="'Liberation Serif'" style:font-family-generic="roman"/>
    <style:font-face style:name="DejaVu Sans2" svg:font-family="'DejaVu Sans'" style:font-family-generic="swiss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Table1" style:family="table">
      <style:table-properties style:width="23.945cm" fo:margin-left="0cm" table:align="left"/>
    </style:style>
    <style:style style:name="Table1.A" style:family="table-column">
      <style:table-column-properties style:column-width="12.409cm"/>
    </style:style>
    <style:style style:name="Table1.B" style:family="table-column">
      <style:table-column-properties style:column-width="0.185cm"/>
    </style:style>
    <style:style style:name="Table1.C" style:family="table-column">
      <style:table-column-properties style:column-width="11.351cm"/>
    </style:style>
    <style:style style:name="Table1.A1" style:family="table-cell">
      <style:table-cell-properties fo:padding="0cm" fo:border="none" style:writing-mode="page"/>
    </style:style>
    <style:style style:name="Table1.B1" style:family="table-cell">
      <style:table-cell-properties style:writing-mode="page"/>
    </style:style>
    <style:style style:name="Table1.C1" style:family="table-cell">
      <style:table-cell-properties style:writing-mode="page"/>
    </style:style>
    <style:style style:name="Table1.2" style:family="table-row">
      <style:table-row-properties style:min-row-height="0.617cm"/>
    </style:style>
    <style:style style:name="Table1.B2" style:family="table-cell">
      <style:table-cell-properties style:writing-mode="page"/>
    </style:style>
    <style:style style:name="Table1.C2" style:family="table-cell">
      <style:table-cell-properties style:writing-mode="page"/>
    </style:style>
    <style:style style:name="P1" style:family="paragraph" style:parent-style-name="Standard">
      <style:text-properties fo:color="#000000" style:font-name="Liberation Serif" fo:font-size="11pt" fo:font-weight="normal" officeooo:rsid="001b061d" officeooo:paragraph-rsid="001e7888" style:font-name-asian="DejaVu Sans2" style:font-size-asian="11pt" style:font-weight-asian="normal" style:font-name-complex="DejaVu Sans2" style:font-size-complex="11pt" style:font-weight-complex="normal"/>
    </style:style>
    <style:style style:name="P2" style:family="paragraph" style:parent-style-name="Standard">
      <style:text-properties fo:color="#000000" style:font-name="Liberation Serif" fo:font-size="11pt" fo:font-weight="normal" officeooo:paragraph-rsid="0065fd02" style:font-size-asian="11pt" style:font-weight-asian="normal" style:font-size-complex="11pt" style:font-weight-complex="normal"/>
    </style:style>
    <style:style style:name="P3" style:family="paragraph" style:parent-style-name="Standard">
      <style:text-properties fo:color="#000000" style:font-name="Liberation Serif" fo:font-size="11pt" fo:font-weight="normal" officeooo:paragraph-rsid="0078d34b" style:font-size-asian="11pt" style:font-weight-asian="normal" style:font-size-complex="11pt" style:font-weight-complex="normal"/>
    </style:style>
    <style:style style:name="P4" style:family="paragraph" style:parent-style-name="Standard">
      <style:text-properties fo:color="#000000" style:font-name="Liberation Serif" fo:font-size="11pt" fo:font-weight="normal" officeooo:paragraph-rsid="007dec25" style:font-size-asian="11pt" style:font-weight-asian="normal" style:font-size-complex="11pt" style:font-weight-complex="normal"/>
    </style:style>
    <style:style style:name="P5" style:family="paragraph" style:parent-style-name="Standard">
      <style:paragraph-properties style:line-height-at-least="0.499cm" fo:text-align="justify" style:justify-single-word="false"/>
      <style:text-properties fo:color="#000000" style:font-name="Liberation Serif" fo:font-size="11pt" fo:language="fr" fo:country="FR" style:text-underline-style="none" fo:font-weight="normal" officeooo:paragraph-rsid="007dec25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P6" style:family="paragraph" style:parent-style-name="Standard">
      <style:paragraph-properties style:line-height-at-least="0.499cm" fo:text-align="justify" style:justify-single-word="false"/>
      <style:text-properties fo:color="#000000" style:font-name="Liberation Serif" fo:font-size="11pt" fo:language="fr" fo:country="FR" style:text-underline-style="none" fo:font-weight="bold" officeooo:rsid="001b061d" officeooo:paragraph-rsid="001e7888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7" style:family="paragraph" style:parent-style-name="Standard">
      <style:paragraph-properties style:line-height-at-least="0.499cm" fo:text-align="justify" style:justify-single-word="false"/>
      <style:text-properties fo:color="#ff3333" style:font-name="Liberation Serif" fo:font-size="11pt" fo:language="fr" fo:country="FR" style:text-underline-style="none" fo:font-weight="normal" officeooo:rsid="001b061d" officeooo:paragraph-rsid="001b061d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P8" style:family="paragraph" style:parent-style-name="Standard">
      <style:text-properties style:font-name="Liberation Serif" fo:font-size="11pt" officeooo:rsid="001b061d" officeooo:paragraph-rsid="001b061d" style:font-size-asian="11pt" style:font-size-complex="11pt"/>
    </style:style>
    <style:style style:name="P9" style:family="paragraph" style:parent-style-name="Standard">
      <style:text-properties style:font-name="Liberation Serif" fo:font-size="11pt" officeooo:paragraph-rsid="005d6597" style:font-size-asian="11pt" style:font-size-complex="11pt"/>
    </style:style>
    <style:style style:name="P10" style:family="paragraph" style:parent-style-name="Standard">
      <style:text-properties style:font-name="Liberation Serif" fo:font-size="11pt" officeooo:paragraph-rsid="0065fd02" style:font-size-asian="11pt" style:font-size-complex="11pt"/>
    </style:style>
    <style:style style:name="P11" style:family="paragraph" style:parent-style-name="Standard">
      <style:text-properties style:font-name="Liberation Serif" fo:font-size="11pt" officeooo:paragraph-rsid="0070d342" style:font-size-asian="11pt" style:font-size-complex="11pt"/>
    </style:style>
    <style:style style:name="P12" style:family="paragraph" style:parent-style-name="Standard">
      <style:text-properties style:font-name="Liberation Serif" fo:font-size="11pt" officeooo:paragraph-rsid="007dec25" style:font-size-asian="11pt" style:font-size-complex="11pt"/>
    </style:style>
    <style:style style:name="P13" style:family="paragraph" style:parent-style-name="Standard">
      <style:text-properties style:font-name="Liberation Serif" fo:font-size="11pt" fo:font-weight="bold" officeooo:rsid="001b061d" officeooo:paragraph-rsid="001e7888" style:font-size-asian="11pt" style:font-weight-asian="bold" style:font-size-complex="11pt" style:font-weight-complex="bold"/>
    </style:style>
    <style:style style:name="P14" style:family="paragraph" style:parent-style-name="Standard">
      <style:text-properties style:font-name="Liberation Serif" fo:font-size="11pt" fo:font-weight="bold" officeooo:rsid="007fa2eb" officeooo:paragraph-rsid="007fa2eb" fo:background-color="#000000" style:font-size-asian="11pt" style:font-weight-asian="bold" style:font-size-complex="11pt" style:font-weight-complex="bold" loext:shadow="none"/>
    </style:style>
    <style:style style:name="P15" style:family="paragraph" style:parent-style-name="Standard">
      <style:paragraph-properties fo:text-align="center" style:justify-single-word="false" fo:padding="0.049cm" fo:border="0.06pt solid #000000" style:shadow="#808080 0.18cm 0.18cm">
        <style:tab-stops/>
      </style:paragraph-properties>
      <style:text-properties style:font-name="Liberation Serif" fo:font-size="11pt" officeooo:rsid="001b061d" officeooo:paragraph-rsid="001b061d" style:font-size-asian="11pt" style:font-size-complex="11pt"/>
    </style:style>
    <style:style style:name="P16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fo:color="#000000" style:font-name="Liberation Serif" fo:font-size="11pt" fo:font-weight="normal" officeooo:rsid="001b061d" officeooo:paragraph-rsid="001e7888" style:font-name-asian="DejaVu Sans2" style:font-size-asian="11pt" style:font-weight-asian="normal" style:font-name-complex="DejaVu Sans2" style:font-size-complex="11pt" style:font-weight-complex="normal"/>
    </style:style>
    <style:style style:name="P17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style:font-name="Liberation Serif" fo:font-size="11pt" officeooo:paragraph-rsid="0070d342" style:font-size-asian="11pt" style:font-size-complex="11pt"/>
    </style:style>
    <style:style style:name="P18" style:family="paragraph" style:parent-style-name="Standard" style:list-style-name="L1">
      <style:text-properties fo:color="#000000" style:font-name="Liberation Serif" fo:font-size="10pt" fo:font-weight="normal" officeooo:paragraph-rsid="001e7888" style:font-size-asian="10pt" style:font-weight-asian="normal" style:font-size-complex="10pt" style:font-weight-complex="normal"/>
    </style:style>
    <style:style style:name="P19" style:family="paragraph" style:parent-style-name="Standard" style:list-style-name="L1">
      <style:paragraph-properties style:line-height-at-least="0.499cm" fo:text-align="justify" style:justify-single-word="false"/>
      <style:text-properties fo:color="#000000" style:font-name="Liberation Serif" fo:font-size="10pt" fo:language="fr" fo:country="FR" style:text-underline-style="none" fo:font-weight="normal" officeooo:paragraph-rsid="001e7888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20" style:family="paragraph" style:parent-style-name="Standard" style:list-style-name="L2">
      <style:paragraph-properties style:line-height-at-least="0.499cm" fo:text-align="justify" style:justify-single-word="false"/>
      <style:text-properties fo:color="#000000" style:font-name="Liberation Serif" fo:font-size="10pt" fo:language="fr" fo:country="FR" style:text-underline-style="none" fo:font-weight="normal" officeooo:paragraph-rsid="001e7888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21" style:family="paragraph" style:parent-style-name="Standard" style:list-style-name="L3">
      <style:paragraph-properties style:line-height-at-least="0.499cm" fo:text-align="justify" style:justify-single-word="false"/>
      <style:text-properties fo:color="#000000" style:font-name="Liberation Serif" fo:font-size="10pt" fo:language="fr" fo:country="FR" style:text-underline-style="none" fo:font-weight="normal" officeooo:paragraph-rsid="001e7888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22" style:family="paragraph" style:parent-style-name="Standard" style:list-style-name="L3">
      <style:paragraph-properties style:line-height-at-least="0.499cm" fo:text-align="start" style:justify-single-word="false"/>
      <style:text-properties fo:color="#000000" style:font-name="Liberation Serif" fo:font-size="10pt" fo:language="fr" fo:country="FR" style:text-underline-style="none" fo:font-weight="normal" officeooo:rsid="001b061d" officeooo:paragraph-rsid="001e7888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23" style:family="paragraph" style:parent-style-name="Standard">
      <style:text-properties fo:color="#000000" style:font-name="Liberation Serif" fo:font-size="11pt" fo:font-weight="normal" officeooo:rsid="001b061d" officeooo:paragraph-rsid="002f73e6" style:font-name-asian="DejaVu Sans2" style:font-size-asian="11pt" style:font-weight-asian="normal" style:font-name-complex="DejaVu Sans2" style:font-size-complex="11pt" style:font-weight-complex="normal"/>
    </style:style>
    <style:style style:name="P24" style:family="paragraph" style:parent-style-name="Standard">
      <style:text-properties fo:color="#000000" style:font-name="Liberation Serif" fo:font-size="11pt" fo:font-weight="bold" officeooo:rsid="001b061d" officeooo:paragraph-rsid="002f73e6" style:font-name-asian="DejaVu Sans2" style:font-size-asian="11pt" style:font-weight-asian="bold" style:font-name-complex="DejaVu Sans2" style:font-size-complex="11pt" style:font-weight-complex="bold"/>
    </style:style>
    <style:style style:name="P25" style:family="paragraph" style:parent-style-name="Standard">
      <style:text-properties fo:color="#000000" style:font-name="Liberation Serif1" fo:font-size="11pt" fo:font-weight="bold" officeooo:rsid="005d6597" officeooo:paragraph-rsid="005d6597" style:font-name-asian="Liberation Serif1" style:font-size-asian="11pt" style:font-weight-asian="bold" style:font-name-complex="Liberation Serif1" style:font-size-complex="11pt" style:font-weight-complex="bold"/>
    </style:style>
    <style:style style:name="P26" style:family="paragraph" style:parent-style-name="Standard">
      <style:text-properties style:font-name="Liberation Serif" fo:font-size="11pt" officeooo:paragraph-rsid="0065fd02" style:font-size-asian="11pt" style:font-size-complex="11pt"/>
    </style:style>
    <style:style style:name="P27" style:family="paragraph" style:parent-style-name="Standard">
      <style:text-properties style:font-name="Liberation Serif" fo:font-size="11pt" officeooo:paragraph-rsid="008897e2" style:font-size-asian="11pt" style:font-size-complex="11pt"/>
    </style:style>
    <style:style style:name="P28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fo:color="#000000" style:font-name="Liberation Serif" fo:font-size="11pt" fo:font-weight="bold" officeooo:rsid="001b061d" officeooo:paragraph-rsid="001e7888" style:font-name-asian="DejaVu Sans2" style:font-size-asian="11pt" style:font-weight-asian="bold" style:font-name-complex="DejaVu Sans2" style:font-size-complex="11pt" style:font-weight-complex="bold"/>
    </style:style>
    <style:style style:name="P29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fo:color="#000000" style:font-name="Liberation Serif" fo:font-size="11pt" fo:font-weight="bold" officeooo:rsid="001b061d" officeooo:paragraph-rsid="00371957" style:font-name-asian="DejaVu Sans2" style:font-size-asian="11pt" style:font-weight-asian="bold" style:font-name-complex="DejaVu Sans2" style:font-size-complex="11pt" style:font-weight-complex="bold"/>
    </style:style>
    <style:style style:name="P30" style:family="paragraph" style:parent-style-name="Standard">
      <style:paragraph-properties style:line-height-at-least="0.499cm" fo:text-align="justify" style:justify-single-word="false" fo:padding-left="0cm" fo:padding-right="0cm" fo:padding-top="0cm" fo:padding-bottom="0.074cm" fo:border-left="none" fo:border-right="none" fo:border-top="none" fo:border-bottom="0.06pt solid #000000" style:join-border="false"/>
      <style:text-properties fo:color="#000000" style:font-name="Liberation Serif" fo:font-size="11pt" fo:language="fr" fo:country="FR" style:text-underline-style="none" fo:font-weight="bold" officeooo:rsid="001b061d" officeooo:paragraph-rsid="001e7888" style:font-name-asian="DejaVu Sans2" style:font-size-asian="11pt" style:language-asian="zxx" style:country-asian="none" style:font-weight-asian="bold" style:font-name-complex="DejaVu Sans2" style:font-size-complex="11pt" style:language-complex="zxx" style:country-complex="none" style:font-weight-complex="bold"/>
    </style:style>
    <style:style style:name="P31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fo:color="#000000" style:font-name="Liberation Serif" fo:font-size="11pt" fo:font-weight="normal" officeooo:rsid="001b061d" officeooo:paragraph-rsid="002f73e6" style:font-name-asian="DejaVu Sans2" style:font-size-asian="11pt" style:font-weight-asian="normal" style:font-name-complex="DejaVu Sans2" style:font-size-complex="11pt" style:font-weight-complex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color="#ff3333"/>
    </style:style>
    <style:style style:name="T3" style:family="text">
      <style:text-properties fo:color="#ff3333" fo:language="fr" fo:country="FR" style:text-underline-style="none" style:language-asian="zxx" style:country-asian="none" style:language-complex="zxx" style:country-complex="none"/>
    </style:style>
    <style:style style:name="T4" style:family="text">
      <style:text-properties fo:color="#ff3333" fo:language="fr" fo:country="FR" style:text-underline-style="none" fo:font-weight="bold" style:language-asian="zxx" style:country-asian="none" style:font-weight-asian="bold" style:language-complex="zxx" style:country-complex="none" style:font-weight-complex="bold"/>
    </style:style>
    <style:style style:name="T5" style:family="text">
      <style:text-properties fo:color="#ff3333" fo:language="fr" fo:country="FR" style:text-underline-style="none" fo:font-weight="bold" officeooo:rsid="0034977a" style:font-name-asian="DejaVu Sans2" style:language-asian="zxx" style:country-asian="none" style:font-weight-asian="bold" style:font-name-complex="DejaVu Sans2" style:language-complex="zxx" style:country-complex="none" style:font-weight-complex="bold"/>
    </style:style>
    <style:style style:name="T6" style:family="text">
      <style:text-properties fo:color="#ff3333" fo:font-weight="bold" style:font-weight-asian="bold" style:font-weight-complex="bold"/>
    </style:style>
    <style:style style:name="T7" style:family="text">
      <style:text-properties fo:color="#000000" fo:font-weight="normal" style:font-weight-asian="normal" style:font-weight-complex="normal"/>
    </style:style>
    <style:style style:name="T8" style:family="text">
      <style:text-properties fo:color="#000000" fo:font-weight="normal" officeooo:rsid="001b061d" style:font-name-asian="DejaVu Sans2" style:font-weight-asian="normal" style:font-name-complex="DejaVu Sans2" style:font-weight-complex="normal"/>
    </style:style>
    <style:style style:name="T9" style:family="text">
      <style:text-properties fo:color="#000000" fo:font-weight="normal" officeooo:rsid="002225df" style:font-name-asian="DejaVu Sans2" style:font-weight-asian="normal" style:font-name-complex="DejaVu Sans2" style:font-weight-complex="normal"/>
    </style:style>
    <style:style style:name="T10" style:family="text">
      <style:text-properties fo:color="#000000" fo:font-weight="normal" officeooo:rsid="0027b885" style:font-name-asian="DejaVu Sans2" style:font-weight-asian="normal" style:font-name-complex="DejaVu Sans2" style:font-weight-complex="normal"/>
    </style:style>
    <style:style style:name="T11" style:family="text">
      <style:text-properties fo:color="#000000" fo:font-weight="normal" officeooo:rsid="002f73e6" style:font-name-asian="DejaVu Sans2" style:font-weight-asian="normal" style:font-name-complex="DejaVu Sans2" style:font-weight-complex="normal"/>
    </style:style>
    <style:style style:name="T12" style:family="text">
      <style:text-properties fo:color="#000000" fo:font-weight="normal" officeooo:rsid="0034977a" style:font-name-asian="DejaVu Sans2" style:font-weight-asian="normal" style:font-name-complex="DejaVu Sans2" style:font-weight-complex="normal"/>
    </style:style>
    <style:style style:name="T13" style:family="text">
      <style:text-properties fo:color="#000000" fo:font-weight="normal" officeooo:rsid="00371957" style:font-name-asian="DejaVu Sans2" style:font-weight-asian="normal" style:font-name-complex="DejaVu Sans2" style:font-weight-complex="normal"/>
    </style:style>
    <style:style style:name="T14" style:family="text">
      <style:text-properties fo:color="#000000" fo:font-weight="normal" officeooo:rsid="00496e62" style:font-name-asian="DejaVu Sans2" style:font-weight-asian="normal" style:font-name-complex="DejaVu Sans2" style:font-weight-complex="normal"/>
    </style:style>
    <style:style style:name="T15" style:family="text">
      <style:text-properties fo:color="#000000" fo:font-weight="normal" officeooo:rsid="0049c393" style:font-name-asian="DejaVu Sans2" style:font-weight-asian="normal" style:font-name-complex="DejaVu Sans2" style:font-weight-complex="normal"/>
    </style:style>
    <style:style style:name="T16" style:family="text">
      <style:text-properties fo:color="#000000" fo:font-weight="normal" officeooo:rsid="004b92e8" style:font-name-asian="DejaVu Sans2" style:font-weight-asian="normal" style:font-name-complex="DejaVu Sans2" style:font-weight-complex="normal"/>
    </style:style>
    <style:style style:name="T17" style:family="text">
      <style:text-properties fo:color="#000000" fo:font-weight="normal" officeooo:rsid="004e25b4" style:font-name-asian="DejaVu Sans2" style:font-weight-asian="normal" style:font-name-complex="DejaVu Sans2" style:font-weight-complex="normal"/>
    </style:style>
    <style:style style:name="T18" style:family="text">
      <style:text-properties fo:color="#000000" fo:font-weight="normal" officeooo:rsid="0052e813" style:font-name-asian="DejaVu Sans2" style:font-weight-asian="normal" style:font-name-complex="DejaVu Sans2" style:font-weight-complex="normal"/>
    </style:style>
    <style:style style:name="T19" style:family="text">
      <style:text-properties fo:color="#000000" fo:font-weight="normal" officeooo:rsid="00557adf" style:font-name-asian="DejaVu Sans2" style:font-weight-asian="normal" style:font-name-complex="DejaVu Sans2" style:font-weight-complex="normal"/>
    </style:style>
    <style:style style:name="T20" style:family="text">
      <style:text-properties fo:color="#000000" fo:font-weight="normal" officeooo:rsid="0074c903" style:font-name-asian="DejaVu Sans2" style:font-weight-asian="normal" style:font-name-complex="DejaVu Sans2" style:font-weight-complex="normal"/>
    </style:style>
    <style:style style:name="T21" style:family="text">
      <style:text-properties fo:color="#000000" fo:font-weight="normal" officeooo:rsid="00872793" style:font-name-asian="DejaVu Sans2" style:font-weight-asian="normal" style:font-name-complex="DejaVu Sans2" style:font-weight-complex="normal"/>
    </style:style>
    <style:style style:name="T22" style:family="text">
      <style:text-properties fo:color="#000000" style:text-underline-style="solid" style:text-underline-width="auto" style:text-underline-color="font-color" fo:font-weight="bold" style:font-weight-asian="bold" style:font-weight-complex="bold"/>
    </style:style>
    <style:style style:name="T23" style:family="text">
      <style:text-properties fo:color="#000000" fo:language="fr" fo:country="FR" style:text-underline-style="none" fo:font-weight="normal" officeooo:rsid="001b061d" style:font-name-asian="DejaVu Sans2" style:language-asian="zxx" style:country-asian="none" style:font-weight-asian="normal" style:font-name-complex="DejaVu Sans2" style:language-complex="zxx" style:country-complex="none" style:font-weight-complex="normal"/>
    </style:style>
    <style:style style:name="T24" style:family="text">
      <style:text-properties fo:color="#000000" fo:font-weight="bold" officeooo:rsid="0034977a" style:font-name-asian="DejaVu Sans2" style:font-weight-asian="bold" style:font-name-complex="DejaVu Sans2" style:font-weight-complex="bold"/>
    </style:style>
    <style:style style:name="T25" style:family="text">
      <style:text-properties fo:color="#000000" fo:font-weight="bold" officeooo:rsid="00371957" style:font-name-asian="DejaVu Sans2" style:font-weight-asian="bold" style:font-name-complex="DejaVu Sans2" style:font-weight-complex="bold"/>
    </style:style>
    <style:style style:name="T26" style:family="text">
      <style:text-properties fo:color="#000000" fo:font-weight="bold" officeooo:rsid="00448bee" style:font-name-asian="DejaVu Sans2" style:font-weight-asian="bold" style:font-name-complex="DejaVu Sans2" style:font-weight-complex="bold"/>
    </style:style>
    <style:style style:name="T27" style:family="text">
      <style:text-properties fo:color="#000000" fo:font-weight="bold" officeooo:rsid="005e7058" style:font-name-asian="DejaVu Sans2" style:font-weight-asian="bold" style:font-name-complex="DejaVu Sans2" style:font-weight-complex="bold"/>
    </style:style>
    <style:style style:name="T28" style:family="text">
      <style:text-properties fo:color="#000000" fo:font-weight="bold" style:font-weight-asian="bold" style:font-weight-complex="bold"/>
    </style:style>
    <style:style style:name="T29" style:family="text">
      <style:text-properties fo:color="#000000" fo:font-weight="bold" officeooo:rsid="007dec25" style:font-weight-asian="bold" style:font-weight-complex="bold"/>
    </style:style>
    <style:style style:name="T30" style:family="text">
      <style:text-properties fo:color="#000000" fo:font-weight="bold" officeooo:rsid="007dec25" style:font-name-asian="Liberation Serif1" style:font-weight-asian="bold" style:font-name-complex="Liberation Serif1" style:font-weight-complex="bold"/>
    </style:style>
    <style:style style:name="T31" style:family="text">
      <style:text-properties fo:color="#000000" style:font-name="Liberation Serif1" fo:font-weight="bold" officeooo:rsid="005d6597" style:font-name-asian="Liberation Serif1" style:font-weight-asian="bold" style:font-name-complex="Liberation Serif1" style:font-weight-complex="bold"/>
    </style:style>
    <style:style style:name="T32" style:family="text">
      <style:text-properties fo:color="#000000" style:font-name="Liberation Serif1" fo:font-style="italic" fo:font-weight="bold" officeooo:rsid="005d6597" style:font-name-asian="Liberation Serif1" style:font-style-asian="italic" style:font-weight-asian="bold" style:font-name-complex="Liberation Serif1" style:font-style-complex="italic" style:font-weight-complex="bold"/>
    </style:style>
    <style:style style:name="T33" style:family="text">
      <style:text-properties fo:color="#000000" style:font-name="Liberation Serif1" fo:font-style="italic" fo:font-weight="bold" officeooo:rsid="005ecdfa" style:font-name-asian="Liberation Serif1" style:font-style-asian="italic" style:font-weight-asian="bold" style:font-name-complex="Liberation Serif1" style:font-style-complex="italic" style:font-weight-complex="bold"/>
    </style:style>
    <style:style style:name="T34" style:family="text">
      <style:text-properties fo:language="fr" fo:country="FR" style:text-underline-style="none" style:language-asian="zxx" style:country-asian="none" style:language-complex="zxx" style:country-complex="none"/>
    </style:style>
    <style:style style:name="T35" style:family="text">
      <style:text-properties fo:language="fr" fo:country="FR" style:text-underline-style="none" officeooo:rsid="001b061d" style:font-name-asian="DejaVu Sans2" style:language-asian="zxx" style:country-asian="none" style:font-name-complex="DejaVu Sans2" style:language-complex="zxx" style:country-complex="none"/>
    </style:style>
    <style:style style:name="T36" style:family="text">
      <style:text-properties fo:language="fr" fo:country="FR" style:text-underline-style="none" officeooo:rsid="0034977a" style:font-name-asian="DejaVu Sans2" style:language-asian="zxx" style:country-asian="none" style:font-name-complex="DejaVu Sans2" style:language-complex="zxx" style:country-complex="none"/>
    </style:style>
    <style:style style:name="T37" style:family="text">
      <style:text-properties fo:language="fr" fo:country="FR" style:text-underline-style="none" officeooo:rsid="004a3185" style:font-name-asian="DejaVu Sans2" style:language-asian="zxx" style:country-asian="none" style:font-name-complex="DejaVu Sans2" style:language-complex="zxx" style:country-complex="none"/>
    </style:style>
    <style:style style:name="T38" style:family="text">
      <style:text-properties fo:language="fr" fo:country="FR" style:text-underline-style="none" officeooo:rsid="006438a0" style:font-name-asian="DejaVu Sans2" style:language-asian="zxx" style:country-asian="none" style:font-name-complex="DejaVu Sans2" style:language-complex="zxx" style:country-complex="none"/>
    </style:style>
    <style:style style:name="T39" style:family="text">
      <style:text-properties fo:language="fr" fo:country="FR" style:text-underline-style="none" officeooo:rsid="0064bbc3" style:font-name-asian="DejaVu Sans2" style:language-asian="zxx" style:country-asian="none" style:font-name-complex="DejaVu Sans2" style:language-complex="zxx" style:country-complex="none"/>
    </style:style>
    <style:style style:name="T40" style:family="text">
      <style:text-properties fo:language="fr" fo:country="FR" style:text-underline-style="none" officeooo:rsid="0078d34b" style:font-name-asian="DejaVu Sans2" style:language-asian="zxx" style:country-asian="none" style:font-name-complex="DejaVu Sans2" style:language-complex="zxx" style:country-complex="none"/>
    </style:style>
    <style:style style:name="T41" style:family="text">
      <style:text-properties fo:language="fr" fo:country="FR" style:text-underline-style="none" officeooo:rsid="007c23c3" style:font-name-asian="DejaVu Sans2" style:language-asian="zxx" style:country-asian="none" style:font-name-complex="DejaVu Sans2" style:language-complex="zxx" style:country-complex="none"/>
    </style:style>
    <style:style style:name="T42" style:family="text">
      <style:text-properties fo:language="fr" fo:country="FR" style:text-underline-style="none" fo:font-weight="bold" style:language-asian="zxx" style:country-asian="none" style:font-weight-asian="bold" style:language-complex="zxx" style:country-complex="none" style:font-weight-complex="bold"/>
    </style:style>
    <style:style style:name="T43" style:family="text">
      <style:text-properties fo:language="fr" fo:country="FR" style:text-underline-style="solid" style:text-underline-width="auto" style:text-underline-color="font-color" style:language-asian="zxx" style:country-asian="none" style:language-complex="zxx" style:country-complex="none"/>
    </style:style>
    <style:style style:name="T44" style:family="text">
      <style:text-properties fo:language="fr" fo:country="FR" style:text-underline-style="solid" style:text-underline-width="auto" style:text-underline-color="font-color" fo:font-weight="bold" style:language-asian="zxx" style:country-asian="none" style:font-weight-asian="bold" style:language-complex="zxx" style:country-complex="none" style:font-weight-complex="bold"/>
    </style:style>
    <style:style style:name="T45" style:family="text">
      <style:text-properties fo:language="fr" fo:country="FR" fo:font-style="normal" style:text-underline-style="none" style:language-asian="zxx" style:country-asian="none" style:font-style-asian="normal" style:language-complex="zxx" style:country-complex="none" style:font-style-complex="normal"/>
    </style:style>
    <style:style style:name="T46" style:family="text">
      <style:text-properties style:font-name-asian="DejaVu Sans2" style:font-name-complex="DejaVu Sans2"/>
    </style:style>
    <style:style style:name="T47" style:family="text">
      <style:text-properties officeooo:rsid="001b061d" style:font-name-asian="DejaVu Sans2" style:font-name-complex="DejaVu Sans2"/>
    </style:style>
    <style:style style:name="T48" style:family="text">
      <style:text-properties officeooo:rsid="001e9dc6"/>
    </style:style>
    <style:style style:name="T49" style:family="text">
      <style:text-properties fo:font-weight="bold" style:font-weight-asian="bold" style:font-weight-complex="bold"/>
    </style:style>
    <style:style style:name="T50" style:family="text">
      <style:text-properties fo:font-weight="bold" officeooo:rsid="002ee8c1" style:font-weight-asian="bold" style:font-weight-complex="bold"/>
    </style:style>
    <style:style style:name="T51" style:family="text">
      <style:text-properties fo:font-weight="bold" officeooo:rsid="007dec25" style:font-weight-asian="bold" style:font-weight-complex="bold"/>
    </style:style>
    <style:style style:name="T52" style:family="text">
      <style:text-properties fo:font-weight="bold" officeooo:rsid="001b061d" style:font-name-asian="DejaVu Sans2" style:font-weight-asian="bold" style:font-name-complex="DejaVu Sans2" style:font-weight-complex="bold"/>
    </style:style>
    <style:style style:name="T53" style:family="text">
      <style:text-properties fo:font-weight="bold" officeooo:rsid="007dec25" style:font-name-asian="DejaVu Sans2" style:font-weight-asian="bold" style:font-name-complex="DejaVu Sans2" style:font-weight-complex="bold"/>
    </style:style>
    <style:style style:name="T54" style:family="text">
      <style:text-properties style:font-name="Liberation Serif1" fo:font-weight="bold" officeooo:rsid="005d6597" style:font-name-asian="Liberation Serif1" style:font-weight-asian="bold" style:font-name-complex="Liberation Serif1" style:font-weight-complex="bold"/>
    </style:style>
    <style:style style:name="T55" style:family="text">
      <style:text-properties officeooo:rsid="007129df"/>
    </style:style>
    <style:style style:name="T56" style:family="text">
      <style:text-properties officeooo:rsid="0083fe30"/>
    </style:style>
    <style:style style:name="T57" style:family="text">
      <style:text-properties officeooo:rsid="008906e1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<text:span text:style-name="T49">Barème de correction de la lettre d’un poilu </text:span><text:span text:style-name="T50">(</text:span><text:span text:style-name="T49">exercice commun histoire/lettres</text:span><text:span text:style-name="T50">)</text:span></text:p>
      <text:p text:style-name="P8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3"><text:span text:style-name="T48">H</text:span>istoire <text:span text:style-name="T57">(22</text:span> points possibles<text:span text:style-name="T57">)</text:span></text:p>
          </table:table-cell>
          <table:table-cell table:style-name="Table1.B2" table:number-rows-spanned="2" office:value-type="string">
            <text:p text:style-name="P14"><text:s text:c="25"/></text:p>
            <text:p text:style-name="P14"><text:s text:c="7"/></text:p>
            <text:p text:style-name="P14"><text:s text:c="7"/></text:p>
            <text:p text:style-name="P14"><text:s text:c="9"/></text:p>
            <text:p text:style-name="P14"><text:s text:c="9"/></text:p>
            <text:p text:style-name="P14"><text:s text:c="9"/></text:p>
            <text:p text:style-name="P14"><text:s text:c="9"/></text:p>
            <text:p text:style-name="P14"><text:s text:c="9"/></text:p>
            <text:p text:style-name="P14"><text:s text:c="9"/></text:p>
            <text:p text:style-name="P14"><text:s text:c="9"/></text:p>
            <text:p text:style-name="P14"><text:s text:c="9"/></text:p>
            <text:p text:style-name="P14"><text:s text:c="9"/></text:p>
            <text:p text:style-name="P14"><text:s text:c="9"/></text:p>
            <text:p text:style-name="P14"><text:s text:c="9"/></text:p>
            <text:p text:style-name="P14"><text:s text:c="9"/></text:p>
            <text:p text:style-name="P14"><text:s text:c="9"/></text:p>
            <text:p text:style-name="P14"><text:s text:c="9"/></text:p>
            <text:p text:style-name="P14"><text:s text:c="9"/></text:p>
            <text:p text:style-name="P14"><text:s text:c="9"/></text:p>
            <text:p text:style-name="P14"><text:s text:c="9"/></text:p>
            <text:p text:style-name="P14"><text:s text:c="9"/></text:p>
            <text:p text:style-name="P14"><text:s text:c="9"/></text:p>
            <text:p text:style-name="P14"><text:s text:c="9"/></text:p>
            <text:p text:style-name="P14"><text:s text:c="9"/></text:p>
            <text:p text:style-name="P14"><text:s text:c="9"/></text:p>
            <text:p text:style-name="P14"><text:s text:c="9"/></text:p>
            <text:p text:style-name="P14"><text:s text:c="9"/></text:p>
            <text:p text:style-name="P14"><text:s text:c="9"/></text:p>
            <text:p text:style-name="P14"><text:s text:c="9"/></text:p>
            <text:p text:style-name="P14"><text:s text:c="9"/></text:p>
            <text:p text:style-name="P14"><text:s text:c="9"/></text:p>
            <text:p text:style-name="P14"><text:s text:c="9"/></text:p>
            <text:p text:style-name="P14"><text:s text:c="9"/></text:p>
            <text:p text:style-name="P14"><text:s text:c="9"/></text:p>
            <text:p text:style-name="P14"><text:s text:c="9"/></text:p>
            <text:p text:style-name="P14"><text:s text:c="8"/></text:p>
          </table:table-cell>
          <table:table-cell table:style-name="Table1.C1" office:value-type="string">
            <text:p text:style-name="P6">Lettres (<text:span text:style-name="T55">20</text:span> points possibles)</text:p>
          </table:table-cell>
        </table:table-row>
        <table:table-row table:style-name="Table1.2">
          <table:table-cell table:style-name="Table1.A1" office:value-type="string"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6"/>
            <text:p text:style-name="P9"><text:span text:style-name="T31">►</text:span><text:span text:style-name="T28"> </text:span><text:span text:style-name="T29">[H1] </text:span><text:span text:style-name="T28">la </text:span><text:span text:style-name="T22">brutalité des combats</text:span><text:span text:style-name="T28"> = des combats violents...</text:span><text:span text:style-name="T7"> <text:s/></text:span><text:span text:style-name="T4">X</text:span></text:p>
            <text:list xml:id="list4282038868" text:style-name="L1">
              <text:list-header>
                <text:p text:style-name="P18"><text:span text:style-name="T35">□ </text:span><text:span text:style-name="T34">des </text:span><text:span text:style-name="T43">armes destructrices</text:span><text:span text:style-name="T34"> et </text:span><text:span text:style-name="T43">innovantes=modernes</text:span><text:span text:style-name="T34"> </text:span><text:span text:style-name="T4">XX</text:span><text:span text:style-name="T3"> </text:span><text:span text:style-name="T34"> + </text:span><text:span text:style-name="T43">deux armes emblématiques de la PGM</text:span><text:span text:style-name="T34"> (les obus</text:span><text:span text:style-name="T45"> </text:span><text:span text:style-name="T34">, les gaz, les chars, le lance-flammes) </text:span><text:span text:style-name="T4">XX</text:span><text:span text:style-name="T3"> </text:span><text:span text:style-name="T34">(un demi-point supplémentaire possible pour les élèves écrivant qu'il y a eu un obus par m² à Verdun)</text:span></text:p>
                <text:p text:style-name="P19"><text:span text:style-name="T47">□ </text:span>des <text:span text:style-name="T1">offensives/attaques</text:span> <text:span text:style-name="T1">pour percer le front</text:span> <text:span text:style-name="T6">X</text:span> (ex : en <text:span text:style-name="T1">1916</text:span>, les <text:span text:style-name="T1">Allemands</text:span> <text:span text:style-name="T1">échouent</text:span> dans leur offensive à <text:span text:style-name="T1">Verdun</text:span> <text:span text:style-name="T6">XX</text:span>) (les élèves peuvent évoquer une autre bataille de cette guerre)</text:p>
              </text:list-header>
            </text:list>
            <text:p text:style-name="P28"/>
            <text:p text:style-name="P4"><text:span text:style-name="T54">►</text:span><text:span text:style-name="T49"> </text:span><text:span text:style-name="T51">[H2] </text:span><text:span text:style-name="T42">La difficile vie quotidienne </text:span><text:span text:style-name="T44">dans les tranchées</text:span><text:span text:style-name="T42"> :</text:span><text:span text:style-name="T34"> </text:span><text:span text:style-name="T4">X</text:span></text:p>
            <text:list xml:id="list455857752" text:style-name="L2">
              <text:list-header>
                <text:p text:style-name="P20"><text:span text:style-name="T47">□ </text:span>la notion de <text:span text:style-name="T1">manque total d'hygiène et de confort</text:span> v<text:span text:style-name="T56">aut</text:span> 2,5 points (<text:span text:style-name="T6">XXXXXX</text:span>) ; les élèves doivent donner 6 propositions parmi les suivantes : pas d'hygiène=pas de douche ; les poilus ; pas de confort=les soldats dorment dans des trous ; humidité ; froid l'hiver ; boue quand il pleut ; rats ; poux (attention, la faim ne compte pas)</text:p>
                <text:p text:style-name="P20"><text:span text:style-name="T47">□ </text:span><text:span text:style-name="T1">ennui</text:span>, <text:span text:style-name="T1">peur</text:span>, fatigue <text:s/><text:span text:style-name="T6">XX</text:span><text:span text:style-name="T2"> </text:span><text:s/>(au moins deux idées)</text:p>
                <text:p text:style-name="P20"><text:span text:style-name="T47">□ </text:span>pour tenir le coup : <text:span text:style-name="T1">écrire aux proches</text:span>, artisanat... <text:span text:style-name="T2">X </text:span>(au moins une idée)</text:p>
              </text:list-header>
            </text:list>
            <text:p text:style-name="P30"/>
            <text:p text:style-name="P5"><text:span text:style-name="T54">►</text:span><text:span text:style-name="T52"> </text:span><text:span text:style-name="T53">[H3] </text:span><text:span text:style-name="T49">Les conséquences de cette violence :</text:span> <text:s/></text:p>
            <text:list xml:id="list2416766376" text:style-name="L3">
              <text:list-header>
                <text:p text:style-name="P21"><text:span text:style-name="T47">□ </text:span>de <text:span text:style-name="T1">nombreux soldats tués</text:span> <text:span text:style-name="T6">X</text:span></text:p>
                <text:p text:style-name="P21"><text:span text:style-name="T47">□ </text:span>des <text:span text:style-name="T1">millions de blessés</text:span>/de mutilés <text:span text:style-name="T6">X</text:span>, les «<text:span text:style-name="T1"> gueules cassées</text:span> » <text:span text:style-name="T6">X</text:span><text:span text:style-name="T2"> </text:span>(un demi-point supplémentaire possible pour les élèves parlant des soldats asphyxiés)</text:p>
                <text:p text:style-name="P22"><text:span text:style-name="T46">□ </text:span>des <text:span text:style-name="T1">traumatismes psychologiques</text:span>/ des soldats traumatisés, voire devenus fous <text:span text:style-name="T6">X</text:span></text:p>
              </text:list-header>
            </text:list>
          </table:table-cell>
          <table:covered-table-cell/>
          <table:table-cell table:style-name="Table1.C2" office:value-type="string">
            <text:p text:style-name="P25"/>
            <text:p text:style-name="P12"><text:span text:style-name="T31">► </text:span><text:span text:style-name="T30">[F1] </text:span><text:span text:style-name="T31">la lettre, un objet littéraire qui répond à des </text:span><text:span text:style-name="T32">codes </text:span><text:span text:style-name="T33">littéraires</text:span></text:p>
            <text:p text:style-name="P11"><text:span text:style-name="T5">XX</text:span><text:span text:style-name="T8"> </text:span><text:span text:style-name="T23">□ </text:span><text:span text:style-name="T9">forme de la lettre, </text:span><text:span text:style-name="T11">propreté</text:span></text:p>
            <text:p text:style-name="P11"><text:span text:style-name="T5">XX</text:span><text:span text:style-name="T8"> </text:span><text:span text:style-name="T23">□ </text:span><text:span text:style-name="T9">respect du système de temps ancré dans situation de communication</text:span></text:p>
            <text:p text:style-name="P10"><text:span text:style-name="T8"><text:s text:c="3"/></text:span><text:span text:style-name="T23">□ </text:span><text:span text:style-name="T9">respect des pronoms personnels attendus </text:span><text:span text:style-name="T15">dans une lettre</text:span></text:p>
            <text:p text:style-name="P11"><text:span text:style-name="T5">XX</text:span><text:span text:style-name="T8"> </text:span><text:span text:style-name="T23">□ </text:span><text:span text:style-name="T9">intérêt du dialogue </text:span><text:span text:style-name="T20">à distance</text:span></text:p>
            <text:p text:style-name="P17"><text:span text:style-name="T5">XX</text:span><text:span text:style-name="T8"> </text:span><text:span text:style-name="T23">□ </text:span><text:span text:style-name="T10">degré de lisibilité (orthographe, syntaxe)</text:span></text:p>
            <text:p text:style-name="P12"><text:span text:style-name="T31">►</text:span><text:span text:style-name="T30">[F2] </text:span><text:span text:style-name="T24">Comment la brutalité des combats est-elle exprimée ?</text:span><text:span text:style-name="T12"> <text:s text:c="2"/></text:span><text:span text:style-name="T5">XXXX</text:span></text:p>
            <text:p text:style-name="P10"><text:span text:style-name="T8"><text:s text:c="4"/></text:span><text:span text:style-name="T23">□ </text:span><text:span text:style-name="T14">c</text:span><text:span text:style-name="T12">hamp lexical de la guerre, </text:span><text:span text:style-name="T18">de la violence</text:span></text:p>
            <text:p text:style-name="P10"><text:span text:style-name="T8"><text:s text:c="4"/></text:span><text:span text:style-name="T23">□ </text:span><text:span text:style-name="T19">ponctuation hachée </text:span><text:span text:style-name="T21">et expressive</text:span><text:span text:style-name="T19">, </text:span><text:span text:style-name="T14">p</text:span><text:span text:style-name="T12">oints de suspension exprimant l’indicible</text:span></text:p>
            <text:p text:style-name="P10"><text:span text:style-name="T12"><text:s text:c="4"/></text:span><text:span text:style-name="T23">□ </text:span><text:span text:style-name="T16">figures de style fortes exprimant l’incompréhension, la surprise : oxymore, anacoluthe, </text:span><text:span text:style-name="T17">antithèse</text:span><text:span text:style-name="T12">…</text:span></text:p>
            <text:p text:style-name="P23"/>
            <text:p text:style-name="P31"/>
            <text:p text:style-name="P12"><text:span text:style-name="T31">►</text:span><text:span text:style-name="T30">[F3] </text:span><text:span text:style-name="T26">Quel</text:span><text:span text:style-name="T27">le</text:span><text:span text:style-name="T26">s souffrances la vie quotidienne</text:span><text:span text:style-name="T25"> dans les tranchées </text:span><text:span text:style-name="T26">engendre-t-elle</text:span><text:span text:style-name="T25"> ?</text:span><text:span text:style-name="T13"> </text:span><text:span text:style-name="T5">XXXX</text:span></text:p>
            <text:p text:style-name="P10"><text:span text:style-name="T8"><text:s text:c="5"/></text:span><text:span text:style-name="T23">□ </text:span><text:span text:style-name="T14">champs lexicaux de la souffrance, de la solitude</text:span></text:p>
            <text:p text:style-name="P27"><text:span text:style-name="T8"><text:s text:c="4"/></text:span><text:span text:style-name="T23">□ </text:span><text:span text:style-name="T19">ponctuation hachée </text:span><text:span text:style-name="T21">et expressive</text:span><text:span text:style-name="T19">, </text:span><text:span text:style-name="T14">p</text:span><text:span text:style-name="T12">oints de suspension exprimant l’indicible</text:span></text:p>
            <text:p text:style-name="P10"><text:span text:style-name="T8"><text:s text:c="5"/></text:span><text:span text:style-name="T23">□ </text:span><text:span text:style-name="T14">déshumanisation</text:span></text:p>
            <text:p text:style-name="P10"><text:span text:style-name="T12"><text:s text:c="5"/></text:span><text:span text:style-name="T23">□ </text:span><text:span text:style-name="T16">figures de style fortes exprimant l’incompréhension, la surprise : oxymore, anacoluthe, </text:span><text:span text:style-name="T17">antithèse…</text:span><text:span text:style-name="T12"> </text:span></text:p>
            <text:p text:style-name="P24"/>
            <text:p text:style-name="P29"/>
            <text:p text:style-name="P12"><text:span text:style-name="T31">►</text:span><text:span text:style-name="T30">[F4] </text:span><text:span text:style-name="T25">Quelles sont les conséquences de cette violence ?</text:span><text:span text:style-name="T13"> </text:span><text:span text:style-name="T5">XXXX</text:span></text:p>
            <text:p text:style-name="P2"><text:span text:style-name="T36"><text:s text:c="4"/></text:span><text:span text:style-name="T35">□ </text:span><text:span text:style-name="T37">espoir d’un monde meilleur, rêverie ; </text:span><text:span text:style-name="T41">aspirations pacifistes</text:span></text:p>
            <text:p text:style-name="P3"><text:span text:style-name="T36"><text:s text:c="4"/></text:span><text:span text:style-name="T35">□ </text:span><text:span text:style-name="T40">sentiment d’impuissance, d’échec ; combien de temps encore durera la guerre ?</text:span></text:p>
            <text:p text:style-name="P2"><text:span text:style-name="T36"><text:s text:c="4"/></text:span><text:span text:style-name="T35">□ </text:span><text:span text:style-name="T37">amorce d’une réflexion sur la condition humain</text:span><text:span text:style-name="T38">e</text:span></text:p>
            <text:p text:style-name="P2"><text:span text:style-name="T38"><text:s text:c="4"/></text:span><text:span text:style-name="T35">□ </text:span><text:span text:style-name="T39">comparaison de la vie en temps de paix et en temps de guerre</text:span></text:p>
          </table:table-cell>
        </table:table-row>
      </table:table>
      <text:p text:style-name="P7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"/>
    <style:font-face style:name="Liberation Serif1" svg:font-family="'Liberation Serif'" style:font-family-generic="roman"/>
    <style:font-face style:name="DejaVu Sans2" svg:font-family="'DejaVu Sans'" style:font-family-generic="swiss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DejaVu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7.94cm" fo:page-height="21.59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01T18:11:33.315980501</meta:creation-date>
    <dc:date>2020-11-02T07:29:41.831699613</dc:date>
    <meta:editing-duration>PT3H45M7S</meta:editing-duration>
    <meta:editing-cycles>61</meta:editing-cycles>
    <meta:generator>LibreOffice/6.0.7.3$Linux_X86_64 LibreOffice_project/00m0$Build-3</meta:generator>
    <meta:document-statistic meta:table-count="1" meta:image-count="0" meta:object-count="0" meta:page-count="2" meta:paragraph-count="70" meta:word-count="454" meta:character-count="3083" meta:non-whitespace-character-count="2278"/>
  </office:meta>
</office:document-meta>
</file>